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text-properties officeooo:paragraph-rsid="000d77c4"/>
    </style:style>
    <style:style style:name="P2" style:family="paragraph" style:parent-style-name="JL正文_3c_灰_3e_">
      <style:paragraph-properties fo:text-align="center" style:justify-single-word="false"/>
    </style:style>
    <style:style style:name="P3" style:family="paragraph" style:parent-style-name="JL正文_3c_灰_3e_">
      <style:text-properties officeooo:rsid="00167143" officeooo:paragraph-rsid="00167143"/>
    </style:style>
    <style:style style:name="P4" style:family="paragraph" style:parent-style-name="JL正文_3c_灰_3e_">
      <style:text-properties officeooo:rsid="00167143" officeooo:paragraph-rsid="001f5dbb"/>
    </style:style>
    <style:style style:name="P5" style:family="paragraph" style:parent-style-name="JL正文_3c_灰_3e_">
      <style:text-properties officeooo:paragraph-rsid="001f5dbb"/>
    </style:style>
    <style:style style:name="P6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7" style:family="paragraph" style:parent-style-name="JL正文_3c_灰_3e_">
      <style:text-properties fo:font-size="9pt" officeooo:rsid="003348ba" officeooo:paragraph-rsid="003348ba" style:font-size-asian="9pt"/>
    </style:style>
    <style:style style:name="P8" style:family="paragraph" style:parent-style-name="JL小小标题">
      <style:text-properties officeooo:paragraph-rsid="0020c12f"/>
    </style:style>
    <style:style style:name="P9" style:family="paragraph" style:parent-style-name="JL小小标题">
      <style:text-properties officeooo:paragraph-rsid="00064612"/>
    </style:style>
    <style:style style:name="P10" style:family="paragraph" style:parent-style-name="JL标题">
      <style:paragraph-properties fo:margin-left="0cm" fo:margin-right="0.37cm" fo:text-indent="0cm" style:auto-text-indent="false"/>
    </style:style>
    <style:style style:name="P11" style:family="paragraph" style:parent-style-name="JL小标题">
      <style:paragraph-properties fo:text-align="start" style:justify-single-word="false"/>
    </style:style>
    <style:style style:name="P12" style:family="paragraph" style:parent-style-name="JL正文_3c_灰尾_3e_">
      <style:text-properties officeooo:paragraph-rsid="003348ba"/>
    </style:style>
    <style:style style:name="P13" style:family="paragraph" style:parent-style-name="JL正文_3c_灰尾_3e_" style:list-style-name="WWNum5"/>
    <style:style style:name="P14" style:family="paragraph" style:parent-style-name="JL小标题">
      <style:text-properties officeooo:paragraph-rsid="00382156"/>
    </style:style>
    <style:style style:name="P15" style:family="paragraph" style:parent-style-name="JL正文_3c_灰_3e_" style:list-style-name="WWNum5"/>
    <style:style style:name="P16" style:family="paragraph" style:parent-style-name="JL正文_3c_灰_3e_" style:list-style-name="WWNum5">
      <style:text-properties officeooo:paragraph-rsid="00064612"/>
    </style:style>
    <style:style style:name="P17" style:family="paragraph" style:parent-style-name="JL正文_3c_灰_3e_" style:list-style-name="WWNum2">
      <style:text-properties officeooo:paragraph-rsid="000d77c4"/>
    </style:style>
    <style:style style:name="P18" style:family="paragraph" style:parent-style-name="JL正文_3c_灰_3e_" style:list-style-name="WWNum2">
      <style:text-properties fo:color="#262626" style:font-name="Calibri" fo:font-size="10pt" fo:font-weight="normal" officeooo:rsid="00167143" officeooo:paragraph-rsid="00167143" style:font-name-asian="华文细黑" style:font-size-asian="10pt" style:font-weight-asian="normal" style:font-name-complex="Microsoft YaHei UI" style:font-size-complex="10.5pt"/>
    </style:style>
    <style:style style:name="P19" style:family="paragraph" style:parent-style-name="JL正文_3c_灰_3e_" style:list-style-name="WWNum2">
      <style:text-properties officeooo:rsid="00167143" officeooo:paragraph-rsid="00167143"/>
    </style:style>
    <style:style style:name="P20" style:family="paragraph" style:parent-style-name="JL正文_3c_灰_3e_" style:list-style-name="WWNum3">
      <style:text-properties officeooo:paragraph-rsid="000d77c4"/>
    </style:style>
    <style:style style:name="P21" style:family="paragraph" style:parent-style-name="JL正文_3c_灰_3e_" style:list-style-name="WWNum4">
      <style:text-properties officeooo:paragraph-rsid="000d77c4"/>
    </style:style>
    <style:style style:name="P22" style:family="paragraph" style:parent-style-name="JL正文_3c_灰头_3e_" style:list-style-name="WWNum5"/>
    <style:style style:name="P23" style:family="paragraph" style:parent-style-name="JL正文_3c_灰头_3e_" style:list-style-name="WWNum5">
      <style:text-properties officeooo:paragraph-rsid="001ebf4b"/>
    </style:style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352067" style:letter-kerning="false"/>
    </style:style>
    <style:style style:name="T4" style:family="text">
      <style:text-properties officeooo:rsid="0008b6ad"/>
    </style:style>
    <style:style style:name="T5" style:family="text">
      <style:text-properties officeooo:rsid="001c735d"/>
    </style:style>
    <style:style style:name="T6" style:family="text">
      <style:text-properties officeooo:rsid="001ebf4b"/>
    </style:style>
    <style:style style:name="T7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8" style:family="text">
      <style:text-properties fo:font-size="10pt" officeooo:rsid="00352067" style:letter-kerning="false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6">（男，25岁，现居北京） <text:s text:c="5"/>求职意向：前端开发实习生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2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2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JL正文_3c_灰头_3e_">手机：(+86) 178-0102-4408</text:p>
            <text:p text:style-name="JL正文_3c_灰尾_3e_">邮箱：<text:a xlink:type="simple" xlink:href="mailto:me@thomastian.com" text:style-name="Internet_20_link" text:visited-style-name="Visited_20_Internet_20_Link"><text:span text:style-name="T7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10">技能点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2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4514561272420795913" text:style-name="WWNum5">
              <text:list-item>
                <text:p text:style-name="P22">HTML, CSS(LESS), JavaScript(jQuery)</text:p>
              </text:list-item>
              <text:list-item>
                <text:p text:style-name="P15">React, Vue.js</text:p>
              </text:list-item>
              <text:list-item>
                <text:p text:style-name="P13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21830414608482" text:continue-numbering="true" text:style-name="WWNum5">
              <text:list-item>
                <text:p text:style-name="P23">C/C++, Java Web(jsp, <text:span text:style-name="T6">Servlet</text:span>)</text:p>
              </text:list-item>
              <text:list-item>
                <text:p text:style-name="P16">Bash<text:span text:style-name="T4">(Zsh)</text:span>, Python</text:p>
              </text:list-item>
              <text:list-item>
                <text:p text:style-name="P13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P11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8"/>
          </table:table-cell>
          <table:table-cell table:style-name="表格1.B7" table:number-columns-spanned="6" office:value-type="string">
            <text:p text:style-name="JL小小标题">2016.05-2016.06<text:bookmark-start text:name="OLE_LINK11"/><text:bookmark-start text:name="OLE_LINK10"/> <text:bookmark-end text:name="OLE_LINK11"/><text:bookmark-end text:name="OLE_LINK10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P3">向糯米商户APP的财务管理组件增加付款记录和发票记录页面。</text:p>
            <text:p text:style-name="P4">相关技术：React | ES6 | Gulp | webpack</text:p>
            <text:list xml:id="list92714301709920808" text:style-name="WWNum2">
              <text:list-item>
                <text:p text:style-name="P18">按照设计师的UI设计图实现页面。</text:p>
              </text:list-item>
              <text:list-item>
                <text:p text:style-name="P18">后端数据接口的对接。</text:p>
              </text:list-item>
              <text:list-item>
                <text:p text:style-name="P19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8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P5">销售通APP的销售学堂组件，用来展示一些销售培训PPT资料。</text:p>
            <text:p text:style-name="P1">相关技术：HTML | CSS | JavaScript</text:p>
            <text:list xml:id="list221828654430664" text:continue-numbering="true" text:style-name="WWNum2">
              <text:list-item>
                <text:p text:style-name="P17">按照设计师的UI设计图实现页面。</text:p>
              </text:list-item>
              <text:list-item>
                <text:p text:style-name="P17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P14"><text:span text:style-name="T2">2014.09-今 <text:s text:c="12"/>北京科技大学</text:span><text:span text:style-name="T3">拟人化智能系统实验室</text:span><text:span text:style-name="T8">（材料领域知识工程北京市重点实验室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8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5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P1">该项目通过语料、本体知识库的建立，运用知识推理技术，使程序的高考文综答题正确率高于95%。</text:p>
            <text:p text:style-name="P1">相关技术：Java | RDF | 本体 | 知识库</text:p>
            <text:list xml:id="list7258090208521939130" text:style-name="WWNum3">
              <text:list-item>
                <text:p text:style-name="P20">知识抽取，从文本中抽取出对应的知识表达结构。</text:p>
              </text:list-item>
              <text:list-item>
                <text:p text:style-name="P20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8"/>
          </table:table-cell>
          <table:table-cell table:style-name="表格1.B15" table:number-columns-spanned="6" office:value-type="string">
            <text:p text:style-name="P9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P1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P1">相关技术：C++ | Qt</text:p>
            <text:list xml:id="list5506573285158586236" text:style-name="WWNum4">
              <text:list-item>
                <text:p text:style-name="P21">重新设计了一些数学算法（交点、切线等等）。</text:p>
              </text:list-item>
              <text:list-item>
                <text:p text:style-name="P21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10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P7">导师：曾广平 <text:s text:c="2"/>研究方向：本体知识库的动态构建技术</text:p>
            <text:p text:style-name="P12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P1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18T22:18:28.131000000</dc:date>
    <meta:editing-duration>PT2H17M39S</meta:editing-duration>
    <meta:editing-cycles>36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31" meta:character-count="1341" meta:non-whitespace-character-count="1248"/>
  </office:meta>
</office:document-meta>
</file>